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A00000208B5F33475741B2C40.jpg" manifest:media-type="image/jpeg"/>
  <manifest:file-entry manifest:full-path="Pictures/10000001000004B000000406D01CFEA03D55C8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8ea6" officeooo:paragraph-rsid="00168ea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8ea6" officeooo:paragraph-rsid="00168ea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8ea6" officeooo:paragraph-rsid="0019b2bb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Figuras</text:p>
      <text:p text:style-name="P1">Diretório de origem:</text:p>
      <text:p text:style-name="P1"/>
      <text:p text:style-name="P1"/>
      <text:p text:style-name="P1">
                <draw:frame draw:style-name="fr1" draw:name="Figura1" text:anchor-type="char" svg:y="0cm" svg:width="3cm" svg:height="3cm" draw:z-index="0">
                    <draw:image xlink:href="Pictures/10000001000004B000000406D01CFEA03D55C80E.png" xlink:type="simple" xlink:show="embed" xlink:actuate="onLoad" draw:mime-type="image/png"/>
                </draw:frame>
            </text:p>
      <text:p text:style-name="P1"/>
      <text:p text:style-name="P1">
                <draw:frame draw:style-name="fr1" draw:name="Figura2" text:anchor-type="char" svg:y="0cm" svg:width="3cm" svg:height="3cm" draw:z-index="1">
                    <draw:image xlink:href="Pictures/10000000000004EA00000208B5F33475741B2C40.jpg" xlink:type="simple" xlink:show="embed" xlink:actuate="onLoad" draw:mime-type="image/jpeg"/>
                </draw:frame>
            </text:p>
      <text:p text:style-name="P1"/>
      <text:p text:style-name="P1"/>
      <text:p text:style-name="P1">
                <draw:frame draw:style-name="fr1" draw:name="Figura3" text:anchor-type="char" svg:y="0cm" svg:width="3cm" svg:height="3cm" draw:z-index="2">
                    <draw:image xlink:href="Pictures/10000000000004EA00000208B5F33475741B2C40.jpg" xlink:type="simple" xlink:show="embed" xlink:actuate="onLoad" draw:mime-type="image/jpeg"/>
                </draw:frame>
            </text:p>
      <text:p text:style-name="P1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16:51:28.676844122</meta:creation-date>
    <meta:generator>LibreOffice/7.3.7.2$Linux_X86_64 LibreOffice_project/30$Build-2</meta:generator>
    <dc:date>2023-08-03T17:36:40.565510397</dc:date>
    <meta:editing-duration>PT21M41S</meta:editing-duration>
    <meta:editing-cycles>3</meta:editing-cycles>
    <meta:document-statistic meta:table-count="0" meta:image-count="2" meta:object-count="0" meta:page-count="1" meta:paragraph-count="2" meta:word-count="6" meta:character-count="36" meta:non-whitespace-character-count="32"/>
  </office:meta>
</office:document-meta>
</file>